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60pt"/>
    </style:style>
    <style:style style:name="ro1" style:family="table-row">
      <style:table-row-properties style:row-height="12.81pt" fo:break-before="auto" style:use-optimal-row-height="true"/>
    </style:style>
    <style:style style:name="ro2" style:family="table-row">
      <style:table-row-properties style:row-height="113.41pt" fo:break-before="auto" style:use-optimal-row-height="true"/>
    </style:style>
    <style:style style:name="ro3" style:family="table-row">
      <style:table-row-properties style:row-height="135.81pt" fo:break-before="auto" style:use-optimal-row-height="true"/>
    </style:style>
    <style:style style:name="ro4" style:family="table-row">
      <style:table-row-properties style:row-height="124.61pt" fo:break-before="auto" style:use-optimal-row-height="true"/>
    </style:style>
    <style:style style:name="ro5" style:family="table-row">
      <style:table-row-properties style:row-height="90.99pt" fo:break-before="auto" style:use-optimal-row-height="true"/>
    </style:style>
    <style:style style:name="ro6" style:family="table-row">
      <style:table-row-properties style:row-height="102.19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57.46pt" fo:break-before="auto" style:use-optimal-row-height="true"/>
    </style:style>
    <style:style style:name="ro10" style:family="table-row">
      <style:table-row-properties style:row-height="68.66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7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cenes" table:style-name="ta1">
        <table:table-column table:style-name="co1" table:number-columns-repeated="2" table:default-cell-style-name="ce1"/>
        <table:table-column table:style-name="co2" table:number-columns-repeated="5" table:default-cell-style-name="ce1"/>
        <table:table-column table:style-name="co1" table:number-columns-repeated="101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1017"/>
        </table:table-row>
        <table:table-row table:style-name="ro2">
          <table:table-cell office:value-type="string" calcext:value-type="string">
            <text:p>CTA1</text:p>
          </table:table-cell>
          <table:table-cell/>
          <table:table-cell office:value-type="string" calcext:value-type="string">
            <text:p>{name}, you live in Lakeville, a small village on the edge of Lake Calhoun. You work on the fishing boats, bringing back enough fish each day to feed your small village.</text:p>
            <text:p/>
            <text:p>One day, a messenger rides into town. "Citizens of Lakeville, the {character:antagonist:baron:baron} {character:baron:name} lays claim to your city. You are now under {character:baron:possPronoun} rule and will pay taxes and fealty to {character:baron:objPronoun}."</text:p>
            <text:p/>
            <text:p>What do you do?</text:p>
          </table:table-cell>
          <table:table-cell office:value-type="string" calcext:value-type="string">
            <text:p>Leave Lakevill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the Tower. You know the way, which leads through the nearby Black Forest.</text:p>
            <text:p/>
            <text:p>Deep in the Black Forest, a {character:mentor:sexAge:ranger} emerges from behind the trees. {character:mentor:subPronoun:cap}'s wearing rough clothing.{|MTM|}</text:p>
          </table:table-cell>
          <table:table-cell office:value-type="string" calcext:value-type="string">
            <text:p>The fish are biting, just like they always are this time of year. It's a good haul.{|ROC|}</text:p>
          </table:table-cell>
          <table:table-cell table:number-columns-repeated="1017"/>
        </table:table-row>
        <table:table-row table:style-name="ro3">
          <table:table-cell office:value-type="string" calcext:value-type="string">
            <text:p>ROC1</text:p>
          </table:table-cell>
          <table:table-cell office:value-type="string" calcext:value-type="string">
            <text:p>character:baro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bestfriend:name:stolen} is missing. {character:stolen:possPronoun:cap} family say that {character:stolen:subPronoun} was taken by {character:baron:baron} {character:baron:name}'s men. They don't know when, or if, {character:stolen:subPronoun} will return.</text:p>
          </table:table-cell>
          <table:table-cell office:value-type="string" calcext:value-type="string">
            <text:p>Set out for the Tower immediately</text:p>
          </table:table-cell>
          <table:table-cell office:value-type="string" calcext:value-type="string">
            <text:p>Start a fight with the {character:baron:baron}'s men</text:p>
          </table:table-cell>
          <table:table-cell office:value-type="string" calcext:value-type="string">
            <text:p>You slink into the nearby Black Forest in the night, setting your course straight for the Tower.</text:p>
            <text:p/>
            <text:p><text:span text:style-name="T1">The next day, deep in the forest, a {character:mentor:sexAge:ranger} emerges from behind the trees. {character:mentor:subPronoun:cap}'s wearing rough clothing.</text:span>{|MTM|}</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I'll take care of {objPronoun}," you hear a voice say. Rough hands carry you out of town into the Black Forest. You pass out.</text:p>
            <text:p/>
            <text:p>You wake up the next day, deep in the Black Forest. A {character:mentor:sexAge:ranger} sits under a nearby tree. As you open your eyes, {character:ranger:subPronoun} says, "Hope you appreciate I saved your life. That was kind of a stupid fight to start, you know?"{|DONE|}</text:p>
          </table:table-cell>
          <table:table-cell table:number-columns-repeated="1017"/>
        </table:table-row>
        <table:table-row table:style-name="ro4">
          <table:table-cell office:value-type="string" calcext:value-type="string">
            <text:p>MTM1</text:p>
          </table:table-cell>
          <table:table-cell office:value-type="string" calcext:value-type="string">
            <text:p>character:baron</text:p>
          </table:table-cell>
          <table:table-cell office:value-type="string" calcext:value-type="string">
            <text:p>"My name's {character:mentor:name:ranger}," {character:ranger:subPronoun} says. "Lakevill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akeville, you'll have to make it to the Tower."</text:p>
          </table:table-cell>
          <table:table-cell office:value-type="string" calcext:value-type="string">
            <text:p>Ask {character:ranger:name} for {character:ranger:possPronoun} help</text:p>
          </table:table-cell>
          <table:table-cell office:value-type="string" calcext:value-type="string">
            <text:p>Set off for the Tower (you know the way)</text:p>
          </table:table-cell>
          <table:table-cell office:value-type="string" calcext:value-type="string">
            <text:p>"I'm sorry, I can't go near the {character:baron:baron}'s Tower myself. {character:baron:subPronoun:cap} and {character:baron:possPronoun} goons'll be looking for me. But here, you take this." {character:ranger:subPronoun:cap} hands you piece of rolled cloth. "It might be useful." With that, {character:ranger:name} disappears into the forest. {|GIVE:map:A cloth map:shows a hidden path into the Tower|}</text:p>
            <text:p/>
            <text:p>The cloth, once unrolled, looks like some sort of map of a secret entrance into the {character:baron:baron}'s Tower. You roll it up again and put it in your pack.</text:p>
            <text:p/>
            <text:p>You travel through the Black Forest for several days.{|DONE|}</text:p>
          </table:table-cell>
          <table:table-cell office:value-type="string" calcext:value-type="string">
            <text:p>You walk further into the forest, headed for the Tower. "Good luck with the {character:baron:baron}," {character:ranger:name} calls after you.</text:p>
            <text:p>You travel through the Black Forest for several days.{|DONE|}</text:p>
          </table:table-cell>
          <table:table-cell table:number-columns-repeated="1017"/>
        </table:table-row>
        <table:table-row table:style-name="ro4">
          <table:table-cell office:value-type="string" calcext:value-type="string">
            <text:p>MTM2</text:p>
          </table:table-cell>
          <table:table-cell office:value-type="string" calcext:value-type="string">
            <text:p><text:span text:style-name="T1">character:baron|</text:span>character:ranger</text:p>
          </table:table-cell>
          <table:table-cell office:value-type="string" calcext:value-type="string">
            <text:p>"My name's {character:ranger:name}," {character:ranger:subPronoun} says. "Lakevill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akeville, you'll have to make it to the Tower."</text:p>
          </table:table-cell>
          <table:table-cell office:value-type="string" calcext:value-type="string">
            <text:p>Ask {character:ranger:name} for {character:ranger:possPronoun} help</text:p>
          </table:table-cell>
          <table:table-cell office:value-type="string" calcext:value-type="string">
            <text:p>Set off for the Tower (you know the way)</text:p>
          </table:table-cell>
          <table:table-cell office:value-type="string" calcext:value-type="string">
            <text:p>"I'm sorry, I can't go near the {character:baron:baron}'s Tower myself. {character:baron:subPronoun:cap} and {character:baron:possPronoun} goons'll be looking for me. But here, you take this." {character:ranger:subPronoun:cap} hands you piece of rolled cloth. "It might be useful." With that, {character:ranger:name} disappears into the forest. {|GIVE:map:A cloth map:shows a hidden path into the Tower|}</text:p>
            <text:p/>
            <text:p>The cloth, once unrolled, looks like some sort of map of a secret entrance into the {character:baron:baron}'s Tower. You roll it up again and put it in your pack.</text:p>
            <text:p/>
            <text:p>You travel through the Black Forest for several days.{|DONE|}</text:p>
          </table:table-cell>
          <table:table-cell office:value-type="string" calcext:value-type="string">
            <text:p>You walk further into the forest, headed for the Tower. "Good luck with the {character:baron:baron}," {character:ranger:name} calls after you.</text:p>
            <text:p>You travel through the Black Forest for several days.{|DONE|}</text:p>
          </table:table-cell>
          <table:table-cell table:number-columns-repeated="1017"/>
        </table:table-row>
        <table:table-row table:style-name="ro5">
          <table:table-cell office:value-type="string" calcext:value-type="string">
            <text:p>CTT1</text:p>
          </table:table-cell>
          <table:table-cell/>
          <table:table-cell office:value-type="string" calcext:value-type="string">
            <text:p>A wide river blocks your path to the Tower.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the Tower.{|DONE|}</text:p>
          </table:table-cell>
          <table:table-cell office:value-type="string" calcext:value-type="string">
            <text:p>You walk along the river's edge until you find an enormous tree trunk lying across the river. It looks as though someone has recently cut it down. You're able to nimbly walk across the log and cross the river.</text:p>
            <text:p/>
            <text:p>On the other side, you continue on your way to the Tower.{|DONE|}</text:p>
          </table:table-cell>
          <table:table-cell table:number-columns-repeated="1017"/>
        </table:table-row>
        <table:table-row table:style-name="ro6">
          <table:table-cell office:value-type="string" calcext:value-type="string">
            <text:p>BOTW1</text:p>
          </table:table-cell>
          <table:table-cell office:value-type="string" calcext:value-type="string">
            <text:p>character:baron</text:p>
          </table:table-cell>
          <table:table-cell office:value-type="string" calcext:value-type="string">
            <text:p>Your path lies through a thick forest, overgrown and difficult to travel through.</text:p>
            <text:p/>
            <text:p>After a day or so, you hear footsteps crashing through the brush. They're getting nearer.</text:p>
          </table:table-cell>
          <table:table-cell office:value-type="string" calcext:value-type="string">
            <text:p>Hide in the brush and wait</text:p>
          </table:table-cell>
          <table:table-cell office:value-type="string" calcext:value-type="string">
            <text:p>Seek out the footsteps</text:p>
          </table:table-cell>
          <table:table-cell office:value-type="string" calcext:value-type="string">
            <text:p>You find a clump of bushes to hide inside. As the footsteps get closer, you see two dozen armed of the {character:baron:baron}'s men tramping through the underbrush.</text:p>
            <text:p/>
            <text:p>You hold your breath, but one of them stumbl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You tramp through the underbrush towards the sound of footsteps, getting closer as you hike. Then, through the trees,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1017"/>
        </table:table-row>
        <table:table-row table:style-name="ro4">
          <table:table-cell office:value-type="string" calcext:value-type="string">
            <text:p>BOTW1a</text:p>
          </table:table-cell>
          <table:table-cell office:value-type="string" calcext:value-type="string">
            <text:p>character:baron</text:p>
          </table:table-cell>
          <table:table-cell office:value-type="string" calcext:value-type="string">
            <text:p>Two more men grab your arms and bind them. You're taken to a camp in the woods an hour away. The {character:baron:baron}'s men tie you to a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grab your pack silently and disappear into the night, using the stars to head in the direction of the Tower.{|DON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and the two of you slip into the night.</text:p>
            <text:p/>
            <text:p>You travel for a few minutes away from the camp before you realize {character:ranger:name} is gone. The sun begins to rise as you silently make your way toward the Tower.{|DONE|}</text:p>
          </table:table-cell>
          <table:table-cell table:number-columns-repeated="1017"/>
        </table:table-row>
        <table:table-row table:style-name="ro7">
          <table:table-cell office:value-type="string" calcext:value-type="string">
            <text:p>ROT1</text:p>
          </table:table-cell>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The squirrel seems appreciative, and chirps happily. It looks deep into your eyes, then it scampers off into the forest. {|DONE|}</text:p>
          </table:table-cell>
          <table:table-cell office:value-type="string" calcext:value-type="string">
            <text:p>The squirrel watches you as you leave, then scampers off.</text:p>
          </table:table-cell>
          <table:table-cell table:number-columns-repeated="1017"/>
        </table:table-row>
        <table:table-row table:style-name="ro6">
          <table:table-cell office:value-type="string" calcext:value-type="string">
            <text:p>ROT2</text:p>
          </table:table-cell>
          <table:table-cell/>
          <table:table-cell office:value-type="string" calcext:value-type="string">
            <text:p>Late in the day, you hear a voice calling out through the forest. You hide immediately, but then realize the voice seems to be that of a young {character:child:sexAge:petowner}. You can see {character:petowner:objPronoun} walking alone, calling out for her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from behind your tree,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ours to find Sniffles. {character:petowner:name:cap} thanks you profusely for your help. Then, you continue on your way to the Tower.{|DONE|}</text:p>
          </table:table-cell>
          <table:table-cell office:value-type="string" calcext:value-type="string">
            <text:p>{character:petowner:subPronoun:cap} continues calling and passes out of earshot in a few minutes. Then, you continue on your way to the Tower.{|DONE|}</text:p>
          </table:table-cell>
          <table:table-cell table:number-columns-repeated="1017"/>
        </table:table-row>
        <table:table-row table:style-name="ro2">
          <table:table-cell office:value-type="string" calcext:value-type="string">
            <text:p>ROT3</text:p>
          </table:table-cell>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DONE|}</text:p>
          </table:table-cell>
          <table:table-cell office:value-type="string" calcext:value-type="string">
            <text:p>Your voice rings out into the forest. No one answers.</text:p>
            <text:p/>
            <text:p>After a few minutes, you hear skittering and see the squirrel peek its head into view. Then it disappears.</text:p>
            <text:p/>
            <text:p>A minute later, a vine woven from ferns and grasses drops down into the pit with you. The squirrel reappears, it's red eyes flashing, before it disappears again.</text:p>
            <text:p/>
            <text:p>You climb easily out of the pit. The squirrel is nowhere to be seen.{|DONE|}</text:p>
          </table:table-cell>
          <table:table-cell table:number-columns-repeated="1017"/>
        </table:table-row>
        <table:table-row table:style-name="ro8">
          <table:table-cell office:value-type="string" calcext:value-type="string">
            <text:p>MWG1</text:p>
          </table:table-cell>
          <table:table-cell office:value-type="string" calcext:value-type="string">
            <text:p>character:baron|character:ranger</text:p>
          </table:table-cell>
          <table:table-cell office:value-type="string" calcext:value-type="string">
            <text:p>As the sun sets, you see a small hut ahead of you, nestled between the trees. You pause, considering whether or not to investigate, but before you can decide, a group of men and women dressed like {character:ranger:name} steps out from behind the tree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akeville from {character:baron:baron} {character:baron:name}</text:p>
          </table:table-cell>
          <table:table-cell office:value-type="string" calcext:value-type="string">
            <text:p>"We're fighting against the {character:baron:baron}'s influence, to free the villages he's conquered from his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the Tower, allowing you to get inside more easily.</text:p>
            <text:p/>
            <text:p>In the morning, you set off for the Tower again.{|DONE|}</text:p>
          </table:table-cell>
          <table:table-cell office:value-type="string" calcext:value-type="string">
            <text:p>"We're on the same side then! Have you met our friend {character:ranger:name}? {character:ranger:subPronoun:cap}'s out somewhere, fighting against the {character:baron:baron}'s influence."</text:p>
            <text:p/>
            <text:p><text:span text:style-name="T1">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span></text:p>
            <text:p/>
            <text:p><text:span text:style-name="T1">They have plans to attack one of the {character:baron:baron}'s outposts tomorrow, which should draw most of {character:baron:possPronoun} men away from the Tower, allowing you to get inside more easily.</text:span></text:p>
            <text:p/>
            <text:p><text:span text:style-name="T1">In the morning, you set off for the Tower again.{|DONE|}</text:span></text:p>
          </table:table-cell>
          <table:table-cell table:number-columns-repeated="1017"/>
        </table:table-row>
        <table:table-row table:style-name="ro9">
          <table:table-cell office:value-type="string" calcext:value-type="string">
            <text:p>WAT1</text:p>
          </table:table-cell>
          <table:table-cell/>
          <table:table-cell office:value-type="string" calcext:value-type="string">
            <text:p>As you head toward the Tower, late that day, on your left, you see a field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DONE|}</text:p>
          </table:table-cell>
          <table:table-cell office:value-type="string" calcext:value-type="string">
            <text:p><text:span text:style-name="T1">Your stomach growls, but y</text:span>ou continue on your way. As your food supply dwindles, your limbs grow weaker.{|DONE|}</text:p>
          </table:table-cell>
          <table:table-cell table:number-columns-repeated="1017"/>
        </table:table-row>
        <table:table-row table:style-name="ro7">
          <table:table-cell office:value-type="string" calcext:value-type="string">
            <text:p>AWF1</text:p>
          </table:table-cell>
          <table:table-cell office:value-type="string" calcext:value-type="string">
            <text:p><text:span text:style-name="T1">character:baron|</text:span>item:map</text:p>
          </table:table-cell>
          <table:table-cell office:value-type="string" calcext:value-type="string">
            <text:p>You finally arrive at the base of the Tower. Staying out of view of any of the {character:baron:baron}'s men, you find the hidden path into the Tower on {character:ranger:name}'s map. The hidden path leads underground, and comes out into a tall, well-decorated corridor inside the Tower.{|AWF1a|}</text:p>
          </table:table-cell>
          <table:table-cell table:number-columns-repeated="1021"/>
        </table:table-row>
        <table:table-row table:style-name="ro9">
          <table:table-cell office:value-type="string" calcext:value-type="string">
            <text:p>AWF2</text:p>
          </table:table-cell>
          <table:table-cell office:value-type="string" calcext:value-type="string">
            <text:p><text:span text:style-name="T1">character:baron|</text:span>item:map|character:stolen</text:p>
          </table:table-cell>
          <table:table-cell office:value-type="string" calcext:value-type="string">
            <text:p>You finally arrive at the base of the Tower. Staying out of view of any of the {character:baron:baron}'s men, you find the hidden path into the Tower on {character:ranger:name}'s map. The hidden path leads underground, and comes out into a tall, well-decorated corridor inside the Tower. Y<text:span text:style-name="T1">ou look around for any sign of {character:stolen:name}.{|AWF1a|}</text:span></text:p>
          </table:table-cell>
          <table:table-cell table:number-columns-repeated="1021"/>
        </table:table-row>
        <table:table-row table:style-name="ro10">
          <table:table-cell office:value-type="string" calcext:value-type="string">
            <text:p>AWF3</text:p>
          </table:table-cell>
          <table:table-cell office:value-type="string" calcext:value-type="string">
            <text:p><text:span text:style-name="T1">character:baron|</text:span>character:stolen</text:p>
          </table:table-cell>
          <table:table-cell office:value-type="string" calcext:value-type="string">
            <text:p>You finally arrive at the base of the Tower. Staying out of view of any of the {character:baron:baron}'s men, you look for a way in. There's a patrol of guards circling the Tower.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have to wait until nightfall to sneak in. The cover of dark covers your movements, and you sneak in through a gap in the patrol you've found.</text:p>
            <text:p/>
            <text:p><text:span text:style-name="T1">Inside the Tower, you look around for any sign of {character:stolen:name}. While you're looking, you hear voices.{|AWF1a|}</text:span></text:p>
          </table:table-cell>
          <table:table-cell office:value-type="string" calcext:value-type="string">
            <text:p><text:span text:style-name="T1">Jumping out from your hiding place as a guard comes by, you snap his neck quickly and quietly. You drag the body behind a bush before quickly making your way inside the Tower in the gap in the patrol.</text:span></text:p>
            <text:p/>
            <text:p><text:span text:style-name="T1">Inside the Tower, you look around for any sign of {character:stolen:name}. While you're looking, you hear voices.{|AWF1a|}</text:span></text:p>
          </table:table-cell>
          <table:table-cell table:number-columns-repeated="1017"/>
        </table:table-row>
        <table:table-row table:style-name="ro10">
          <table:table-cell office:value-type="string" calcext:value-type="string">
            <text:p>AWF4</text:p>
          </table:table-cell>
          <table:table-cell office:value-type="string" calcext:value-type="string">
            <text:p>character:baron</text:p>
          </table:table-cell>
          <table:table-cell office:value-type="string" calcext:value-type="string">
            <text:p>You finally arrive at the base of the Tower. Staying out of view of any of the {character:baron:baron}'s men, you look for a way in. There's a patrol of guards circling the Tower.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have to wait until nightfall to sneak in. The cover of dark covers your movements, and you sneak in through a gap in the patrol you've found.</text:p>
            <text:p/>
            <text:p><text:span text:style-name="T1">Inside the Tower, you look around for the treasury. While you're looking, you hear voices.{|AWF1a|}</text:span></text:p>
          </table:table-cell>
          <table:table-cell office:value-type="string" calcext:value-type="string">
            <text:p><text:span text:style-name="T1">Jumping out from your hiding place as a guard comes by, you snap his neck quickly and quietly. You drag the body behind a bush before quickly making your way inside the Tower in the gap in the patrol.</text:span></text:p>
            <text:p/>
            <text:p><text:span text:style-name="T1">Inside the Tower, you look around for the treasury. While you're looking, you hear voices.{|AWF1a|}</text:span></text:p>
          </table:table-cell>
          <table:table-cell table:number-columns-repeated="1017"/>
        </table:table-row>
        <table:table-row table:style-name="ro6">
          <table:table-cell office:value-type="string" calcext:value-type="string">
            <text:p>AWF1a</text:p>
          </table:table-cell>
          <table:table-cell office:value-type="string" calcext:value-type="string">
            <text:p>character:baron</text:p>
          </table:table-cell>
          <table:table-cell office:value-type="string" calcext:value-type="string">
            <text:p><text:span text:style-name="T1">The {character:baron:baron} is walking down the hall with one of {character:baron:possPronoun} men. You find a place to hide, and you can hear them talking.</text:span></text:p>
            <text:p/>
            <text:p><text:span text:style-name="T1">"...if they resist, remind them that, if the kingdoms from the north attack, they will not be able to defend themselves. Under our rule, we will provide them with protection against invasion. What is that safety worth to them? . . ."</text:span></text:p>
            <text:p/>
            <text:p><text:span text:style-name="T1">The voices fade away as they turn a corner and are gone.{|DONE|}</text:span></text:p>
          </table:table-cell>
          <table:table-cell table:number-columns-repeated="1021"/>
        </table:table-row>
        <table:table-row table:style-name="ro7">
          <table:table-cell office:value-type="string" calcext:value-type="string">
            <text:p>A1</text:p>
          </table:table-cell>
          <table:table-cell office:value-type="string" calcext:value-type="string">
            <text:p>character:stolen|character:baron</text:p>
          </table:table-cell>
          <table:table-cell office:value-type="string" calcext:value-type="string">
            <text:p>You find {character:stolen:name} locked in a dungeon with a bunch of other young people. It seems they've been locked up here for some future purpose of the {character:baron:baron|. You set them all free.{|DONE|}</text:p>
          </table:table-cell>
          <table:table-cell table:number-columns-repeated="1021"/>
        </table:table-row>
        <table:table-row table:style-name="ro6">
          <table:table-cell office:value-type="string" calcext:value-type="string">
            <text:p>UB1</text:p>
          </table:table-cell>
          <table:table-cell office:value-type="string" calcext:value-type="string">
            <text:p>character:baron</text:p>
          </table:table-cell>
          <table:table-cell office:value-type="string" calcext:value-type="string">
            <text:p>Searching in the Tower, you finally find the treasury. You take out the lone guard, and go inside. Several heavy chests of gold are inside. You dump them out the window into a lake outside the Tower. The {character:baron:baron}'s gold is gone. You leave the Tower.</text:p>
            <text:p/>
            <text:p>As you leave, {character:baron:baron} {character:baron:name} spots you leaving. "After {objPronoun}!" {character:baron:subPronoun} shouts to {character:baron:possPronoun} men, and they begin to chase after you. You sprint into the forest as fast as you can.{|DONE|}</text:p>
          </table:table-cell>
          <table:table-cell table:number-columns-repeated="1021"/>
        </table:table-row>
        <table:table-row table:style-name="ro1">
          <table:table-cell office:value-type="string" calcext:value-type="string">
            <text:p>ROR1</text:p>
          </table:table-cell>
          <table:table-cell table:number-columns-repeated="1023"/>
        </table:table-row>
        <table:table-row table:style-name="ro9">
          <table:table-cell office:value-type="string" calcext:value-type="string">
            <text:p>MF1</text:p>
          </table:table-cell>
          <table:table-cell office:value-type="string" calcext:value-type="string">
            <text:p>character:baron</text:p>
          </table:table-cell>
          <table:table-cell office:value-type="string" calcext:value-type="string">
            <text:p>The {character:baron:baron}'s men are chasing you through the Black Forest on your way back to Lakeville. If they catch you, there's no telling what they might do to you. How do you attempt to avoid their notice at night?</text:p>
          </table:table-cell>
          <table:table-cell office:value-type="string" calcext:value-type="string">
            <text:p>Dig holes to sleep inside</text:p>
          </table:table-cell>
          <table:table-cell office:value-type="string" calcext:value-type="string">
            <text:p>Travel through the night to stay ahead of them</text:p>
          </table:table-cell>
          <table:table-cell office:value-type="string" calcext:value-type="string">
            <text:p>It's uncomfortable in the holes. You wake up each morning covered in dirt. One night, you're awoken in the middle of the night by the sound of men's footsteps. The {character:baron:baron}'s men don't find you in your hiding place.</text:p>
            <text:p/>
            <text:p>You return to Lakeville ahead of the {character:baron:baron}'s men.{|DONE|}</text:p>
          </table:table-cell>
          <table:table-cell office:value-type="string" calcext:value-type="string">
            <text:p>You push on through the night. You're exhausted by the time you reach Lakeville, but you are ahead of the {character:baron:baron}'s men.{|DONE|}</text:p>
          </table:table-cell>
          <table:table-cell table:number-columns-repeated="1017"/>
        </table:table-row>
        <table:table-row table:style-name="ro1">
          <table:table-cell office:value-type="string" calcext:value-type="string">
            <text:p>RFW1</text:p>
          </table:table-cell>
          <table:table-cell table:number-columns-repeated="1023"/>
        </table:table-row>
        <table:table-row table:style-name="ro11">
          <table:table-cell office:value-type="string" calcext:value-type="string">
            <text:p>CRT1</text:p>
          </table:table-cell>
          <table:table-cell office:value-type="string" calcext:value-type="string">
            <text:p>character:baron</text:p>
          </table:table-cell>
          <table:table-cell office:value-type="string" calcext:value-type="string">
            <text:p>You finally return to Lakeville. The people have been under the rule of the {character:baron:baron}'s men since you left.{|DONE|}</text:p>
          </table:table-cell>
          <table:table-cell table:number-columns-repeated="1021"/>
        </table:table-row>
        <table:table-row table:style-name="ro12">
          <table:table-cell office:value-type="string" calcext:value-type="string">
            <text:p>MOTW1</text:p>
          </table:table-cell>
          <table:table-cell office:value-type="string" calcext:value-type="string">
            <text:p>character:baron</text:p>
          </table:table-cell>
          <table:table-cell office:value-type="string" calcext:value-type="string">
            <text:p><text:span text:style-name="T1">You organize a secret meeting at night to rally the people together. </text:span>You lead the people in a revolt against the {character:baron:baron}'s men. Drunk and caught off guard by armed civilians, they're not sure what to do. A few of them are killed before they retreat, leaving the town forever.</text:p>
            <text:p/>
            <text:p>The next day, the reinforcements arrive who were pursuing you. Lakeville easily chases them off.{|DONE|}</text:p>
          </table:table-cell>
          <table:table-cell table:number-columns-repeated="1021"/>
        </table:table-row>
        <table:table-row table:style-name="ro9">
          <table:table-cell office:value-type="string" calcext:value-type="string">
            <text:p>FTL1</text:p>
          </table:table-cell>
          <table:table-cell office:value-type="string" calcext:value-type="string">
            <text:p>character:baron</text:p>
          </table:table-cell>
          <table:table-cell office:value-type="string" calcext:value-type="string">
            <text:p>Lakeville is now free! Your fellow citizens are eagerly offering you a position of leadership: they want to make you the Chief of Lakeville. What do you do?</text:p>
          </table:table-cell>
          <table:table-cell office:value-type="string" calcext:value-type="string">
            <text:p>Go back to your old job, fishing</text:p>
          </table:table-cell>
          <table:table-cell office:value-type="string" calcext:value-type="string">
            <text:p>Take the new job as Chief of Lakeville</text:p>
          </table:table-cell>
          <table:table-cell office:value-type="string" calcext:value-type="string">
            <text:p>The lake is peaceful and calm, and the fish are biting just like they always have. Lakeville's freedom allows things to go back to the way that they were. But you know that, if ever another {character:baron:baron} tried to take control of Lakeville again, you and your neighbors would be ready for them.{|DONE|}</text:p>
          </table:table-cell>
          <table:table-cell office:value-type="string" calcext:value-type="string">
            <text:p>Under your leadership, Lakeville is led to a new age of prosperity. You establish trade with other villages that were under {character:baron:baron} {character:baron:name}'s control. Lakeville thrives, and your people remain free and happy.{|DONE|}</text:p>
          </table:table-cell>
          <table:table-cell table:number-columns-repeated="1017"/>
        </table:table-row>
        <table:table-row table:style-name="ro1" table:number-rows-repeated="104854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6">00/00/0000</text:date>, <text:time style:data-style-name="N2" text:time-value="11:55:49.2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date>2019-11-16T12:00:48.189000000</dc:date>
    <meta:editing-duration>PT14H49M19S</meta:editing-duration>
    <meta:editing-cycles>47</meta:editing-cycles>
    <meta:document-statistic meta:table-count="1" meta:cell-count="136" meta:object-count="0"/>
  </office:meta>
</office:document-meta>
</file>